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9fccc"/>
    </style:style>
    <style:style style:name="P2" style:family="paragraph" style:parent-style-name="Standard">
      <style:paragraph-properties fo:text-align="justify" style:justify-single-word="false"/>
      <style:text-properties officeooo:paragraph-rsid="001da8b3"/>
    </style:style>
    <style:style style:name="P3" style:family="paragraph" style:parent-style-name="Standard">
      <style:paragraph-properties fo:text-align="justify" style:justify-single-word="false"/>
      <style:text-properties officeooo:paragraph-rsid="0020edc0"/>
    </style:style>
    <style:style style:name="P4" style:family="paragraph" style:parent-style-name="Standard">
      <style:paragraph-properties fo:text-align="justify" style:justify-single-word="false"/>
      <style:text-properties officeooo:paragraph-rsid="0022d95e"/>
    </style:style>
    <style:style style:name="P5" style:family="paragraph" style:parent-style-name="Standard">
      <style:paragraph-properties fo:text-align="justify" style:justify-single-word="false"/>
      <style:text-properties officeooo:paragraph-rsid="00293a6c"/>
    </style:style>
    <style:style style:name="P6" style:family="paragraph" style:parent-style-name="Standard">
      <style:paragraph-properties fo:text-align="justify" style:justify-single-word="false"/>
      <style:text-properties officeooo:paragraph-rsid="002f7666"/>
    </style:style>
    <style:style style:name="P7" style:family="paragraph" style:parent-style-name="Standard">
      <style:paragraph-properties fo:text-align="justify" style:justify-single-word="false"/>
      <style:text-properties officeooo:paragraph-rsid="00332ad4"/>
    </style:style>
    <style:style style:name="P8" style:family="paragraph" style:parent-style-name="Standard">
      <style:paragraph-properties fo:text-align="justify" style:justify-single-word="false"/>
      <style:text-properties officeooo:paragraph-rsid="0033ed7d"/>
    </style:style>
    <style:style style:name="P9" style:family="paragraph" style:parent-style-name="Standard">
      <style:paragraph-properties fo:text-align="justify" style:justify-single-word="false"/>
      <style:text-properties officeooo:paragraph-rsid="00384d0a"/>
    </style:style>
    <style:style style:name="P10" style:family="paragraph" style:parent-style-name="Text_20_body">
      <style:text-properties officeooo:paragraph-rsid="003722bb"/>
    </style:style>
    <style:style style:name="P11" style:family="paragraph" style:parent-style-name="Text_20_body">
      <style:text-properties officeooo:rsid="003722bb" officeooo:paragraph-rsid="003722bb"/>
    </style:style>
    <style:style style:name="P12" style:family="paragraph" style:parent-style-name="Text_20_body">
      <style:text-properties officeooo:paragraph-rsid="003ab404"/>
    </style:style>
    <style:style style:name="P13" style:family="paragraph" style:parent-style-name="Text_20_body">
      <style:text-properties officeooo:paragraph-rsid="003b0ba6"/>
    </style:style>
    <style:style style:name="P14" style:family="paragraph" style:parent-style-name="Text_20_body">
      <style:text-properties officeooo:paragraph-rsid="003cb882"/>
    </style:style>
    <style:style style:name="P15" style:family="paragraph" style:parent-style-name="Text_20_body">
      <style:text-properties officeooo:paragraph-rsid="0041eacb"/>
    </style:style>
    <style:style style:name="P16" style:family="paragraph" style:parent-style-name="Heading_20_2">
      <style:text-properties officeooo:rsid="00199ab4"/>
    </style:style>
    <style:style style:name="P17" style:family="paragraph" style:parent-style-name="Heading_20_2">
      <style:text-properties officeooo:rsid="001b5f60"/>
    </style:style>
    <style:style style:name="P18" style:family="paragraph" style:parent-style-name="Heading_20_2">
      <style:text-properties officeooo:rsid="001f22c7"/>
    </style:style>
    <style:style style:name="P19" style:family="paragraph" style:parent-style-name="Heading_20_2">
      <style:text-properties officeooo:rsid="002bddae"/>
    </style:style>
    <style:style style:name="P20" style:family="paragraph" style:parent-style-name="Heading_20_2">
      <style:text-properties officeooo:rsid="002cd4de"/>
    </style:style>
    <style:style style:name="P21" style:family="paragraph" style:parent-style-name="Heading_20_2">
      <style:text-properties officeooo:rsid="002e47e1"/>
    </style:style>
    <style:style style:name="P22" style:family="paragraph" style:parent-style-name="Heading_20_2">
      <style:text-properties officeooo:rsid="002f7666"/>
    </style:style>
    <style:style style:name="P23" style:family="paragraph" style:parent-style-name="Heading_20_2">
      <style:text-properties officeooo:rsid="0030c45c"/>
    </style:style>
    <style:style style:name="P24" style:family="paragraph" style:parent-style-name="Heading_20_2">
      <style:text-properties officeooo:rsid="003722bb"/>
    </style:style>
    <style:style style:name="P25" style:family="paragraph" style:parent-style-name="Heading_20_2">
      <style:text-properties officeooo:rsid="0038e468"/>
    </style:style>
    <style:style style:name="P26" style:family="paragraph" style:parent-style-name="Heading_20_1">
      <style:text-properties officeooo:rsid="0030c45c"/>
    </style:style>
    <style:style style:name="P27" style:family="paragraph" style:parent-style-name="Standard">
      <style:text-properties officeooo:rsid="00199ab4" officeooo:paragraph-rsid="00199ab4"/>
    </style:style>
    <style:style style:name="P28" style:family="paragraph" style:parent-style-name="Standard">
      <style:paragraph-properties fo:text-align="justify" style:justify-single-word="false"/>
      <style:text-properties officeooo:rsid="00199ab4" officeooo:paragraph-rsid="00199ab4"/>
    </style:style>
    <style:style style:name="P29" style:family="paragraph" style:parent-style-name="Standard">
      <style:paragraph-properties fo:text-align="justify" style:justify-single-word="false"/>
      <style:text-properties officeooo:rsid="002e7e59" officeooo:paragraph-rsid="002e7e59"/>
    </style:style>
    <style:style style:name="P30" style:family="paragraph" style:parent-style-name="Standard">
      <style:paragraph-properties fo:text-align="justify" style:justify-single-word="false"/>
      <style:text-properties officeooo:rsid="0019fccc" officeooo:paragraph-rsid="0019fccc"/>
    </style:style>
    <style:style style:name="P31" style:family="paragraph" style:parent-style-name="Standard">
      <style:paragraph-properties fo:text-align="justify" style:justify-single-word="false"/>
      <style:text-properties officeooo:rsid="001ac39d" officeooo:paragraph-rsid="001ac39d"/>
    </style:style>
    <style:style style:name="P32" style:family="paragraph" style:parent-style-name="Standard">
      <style:paragraph-properties fo:text-align="justify" style:justify-single-word="false"/>
      <style:text-properties officeooo:rsid="001b5f60" officeooo:paragraph-rsid="001b5f60"/>
    </style:style>
    <style:style style:name="P33" style:family="paragraph" style:parent-style-name="Standard">
      <style:paragraph-properties fo:text-align="justify" style:justify-single-word="false"/>
      <style:text-properties officeooo:rsid="001d4a7d" officeooo:paragraph-rsid="001d4a7d"/>
    </style:style>
    <style:style style:name="P34" style:family="paragraph" style:parent-style-name="Standard">
      <style:paragraph-properties fo:text-align="justify" style:justify-single-word="false"/>
      <style:text-properties officeooo:rsid="001da8b3" officeooo:paragraph-rsid="001da8b3"/>
    </style:style>
    <style:style style:name="P35" style:family="paragraph" style:parent-style-name="Standard">
      <style:paragraph-properties fo:text-align="justify" style:justify-single-word="false"/>
      <style:text-properties officeooo:rsid="001f22c7" officeooo:paragraph-rsid="001f22c7"/>
    </style:style>
    <style:style style:name="P36" style:family="paragraph" style:parent-style-name="Standard">
      <style:paragraph-properties fo:text-align="justify" style:justify-single-word="false"/>
      <style:text-properties officeooo:rsid="00202614" officeooo:paragraph-rsid="00202614"/>
    </style:style>
    <style:style style:name="P37" style:family="paragraph" style:parent-style-name="Standard">
      <style:paragraph-properties fo:text-align="justify" style:justify-single-word="false"/>
      <style:text-properties officeooo:rsid="00202614" officeooo:paragraph-rsid="0020f672"/>
    </style:style>
    <style:style style:name="P38" style:family="paragraph" style:parent-style-name="Standard">
      <style:paragraph-properties fo:text-align="justify" style:justify-single-word="false"/>
      <style:text-properties officeooo:rsid="0020f672" officeooo:paragraph-rsid="0020f672"/>
    </style:style>
    <style:style style:name="P39" style:family="paragraph" style:parent-style-name="Standard">
      <style:paragraph-properties fo:text-align="justify" style:justify-single-word="false"/>
      <style:text-properties officeooo:rsid="00205860" officeooo:paragraph-rsid="00205860"/>
    </style:style>
    <style:style style:name="P40" style:family="paragraph" style:parent-style-name="Standard">
      <style:paragraph-properties fo:text-align="justify" style:justify-single-word="false"/>
      <style:text-properties officeooo:rsid="0020edc0" officeooo:paragraph-rsid="0020edc0"/>
    </style:style>
    <style:style style:name="P41" style:family="paragraph" style:parent-style-name="Standard">
      <style:paragraph-properties fo:text-align="justify" style:justify-single-word="false"/>
      <style:text-properties officeooo:rsid="0022d95e" officeooo:paragraph-rsid="0022d95e"/>
    </style:style>
    <style:style style:name="P42" style:family="paragraph" style:parent-style-name="Standard">
      <style:paragraph-properties fo:text-align="justify" style:justify-single-word="false"/>
      <style:text-properties officeooo:rsid="00293a6c" officeooo:paragraph-rsid="00293a6c"/>
    </style:style>
    <style:style style:name="P43" style:family="paragraph" style:parent-style-name="Standard">
      <style:paragraph-properties fo:text-align="justify" style:justify-single-word="false"/>
      <style:text-properties officeooo:rsid="002bc0d4" officeooo:paragraph-rsid="002bc0d4"/>
    </style:style>
    <style:style style:name="P44" style:family="paragraph" style:parent-style-name="Standard">
      <style:paragraph-properties fo:text-align="justify" style:justify-single-word="false"/>
      <style:text-properties officeooo:rsid="002bddae" officeooo:paragraph-rsid="002bddae"/>
    </style:style>
    <style:style style:name="P45" style:family="paragraph" style:parent-style-name="Standard">
      <style:paragraph-properties fo:text-align="justify" style:justify-single-word="false"/>
      <style:text-properties officeooo:rsid="002cd4de" officeooo:paragraph-rsid="002cd4de"/>
    </style:style>
    <style:style style:name="P46" style:family="paragraph" style:parent-style-name="Standard">
      <style:paragraph-properties fo:text-align="justify" style:justify-single-word="false"/>
      <style:text-properties officeooo:rsid="002d5378" officeooo:paragraph-rsid="002d5378"/>
    </style:style>
    <style:style style:name="P47" style:family="paragraph" style:parent-style-name="Standard">
      <style:paragraph-properties fo:text-align="justify" style:justify-single-word="false"/>
      <style:text-properties officeooo:rsid="002e47e1" officeooo:paragraph-rsid="002e47e1"/>
    </style:style>
    <style:style style:name="P48" style:family="paragraph" style:parent-style-name="Standard">
      <style:paragraph-properties fo:text-align="justify" style:justify-single-word="false"/>
      <style:text-properties officeooo:rsid="002f7666" officeooo:paragraph-rsid="002f7666"/>
    </style:style>
    <style:style style:name="P49" style:family="paragraph" style:parent-style-name="Standard">
      <style:paragraph-properties fo:text-align="justify" style:justify-single-word="false"/>
      <style:text-properties officeooo:rsid="0031837a" officeooo:paragraph-rsid="0031837a"/>
    </style:style>
    <style:style style:name="P50" style:family="paragraph" style:parent-style-name="Standard">
      <style:paragraph-properties fo:text-align="justify" style:justify-single-word="false"/>
      <style:text-properties officeooo:rsid="00332ad4" officeooo:paragraph-rsid="0033ed7d"/>
    </style:style>
    <style:style style:name="P51" style:family="paragraph" style:parent-style-name="Standard">
      <style:paragraph-properties fo:text-align="justify" style:justify-single-word="false"/>
      <style:text-properties officeooo:rsid="00332ad4" officeooo:paragraph-rsid="00332ad4"/>
    </style:style>
    <style:style style:name="P52" style:family="paragraph" style:parent-style-name="Standard">
      <style:paragraph-properties fo:text-align="justify" style:justify-single-word="false"/>
      <style:text-properties officeooo:rsid="003722bb" officeooo:paragraph-rsid="003722bb"/>
    </style:style>
    <style:style style:name="P53" style:family="paragraph" style:parent-style-name="Standard">
      <style:paragraph-properties fo:text-align="justify" style:justify-single-word="false"/>
      <style:text-properties officeooo:rsid="00384d0a" officeooo:paragraph-rsid="00384d0a"/>
    </style:style>
    <style:style style:name="P54" style:family="paragraph" style:parent-style-name="Standard">
      <style:paragraph-properties fo:text-align="justify" style:justify-single-word="false"/>
      <style:text-properties officeooo:rsid="00389092" officeooo:paragraph-rsid="00384d0a"/>
    </style:style>
    <style:style style:name="P55" style:family="paragraph" style:parent-style-name="Standard">
      <style:paragraph-properties fo:text-align="justify" style:justify-single-word="false"/>
      <style:text-properties officeooo:rsid="00389092" officeooo:paragraph-rsid="003cb882"/>
    </style:style>
    <style:style style:name="P56" style:family="paragraph" style:parent-style-name="Standard">
      <style:paragraph-properties fo:text-align="justify" style:justify-single-word="false"/>
      <style:text-properties officeooo:rsid="00389092" officeooo:paragraph-rsid="003d3a11"/>
    </style:style>
    <style:style style:name="P57" style:family="paragraph" style:parent-style-name="Standard">
      <style:paragraph-properties fo:text-align="justify" style:justify-single-word="false"/>
      <style:text-properties officeooo:rsid="00389092" officeooo:paragraph-rsid="003ea1a6"/>
    </style:style>
    <style:style style:name="P58" style:family="paragraph" style:parent-style-name="Standard">
      <style:paragraph-properties fo:text-align="justify" style:justify-single-word="false"/>
      <style:text-properties officeooo:rsid="00389092" officeooo:paragraph-rsid="003ea9d9"/>
    </style:style>
    <style:style style:name="P59" style:family="paragraph" style:parent-style-name="Standard">
      <style:paragraph-properties fo:text-align="justify" style:justify-single-word="false"/>
      <style:text-properties officeooo:rsid="00389092" officeooo:paragraph-rsid="003f64da"/>
    </style:style>
    <style:style style:name="P60" style:family="paragraph" style:parent-style-name="Standard">
      <style:paragraph-properties fo:text-align="justify" style:justify-single-word="false"/>
      <style:text-properties officeooo:rsid="0038e468" officeooo:paragraph-rsid="0038e468"/>
    </style:style>
    <style:style style:name="T1" style:family="text">
      <style:text-properties officeooo:rsid="0019fccc"/>
    </style:style>
    <style:style style:name="T2" style:family="text">
      <style:text-properties officeooo:rsid="001ac39d"/>
    </style:style>
    <style:style style:name="T3" style:family="text">
      <style:text-properties officeooo:rsid="001da8b3"/>
    </style:style>
    <style:style style:name="T4" style:family="text">
      <style:text-properties officeooo:rsid="001e2d9e"/>
    </style:style>
    <style:style style:name="T5" style:family="text">
      <style:text-properties officeooo:rsid="001f22c7"/>
    </style:style>
    <style:style style:name="T6" style:family="text">
      <style:text-properties officeooo:rsid="0020edc0"/>
    </style:style>
    <style:style style:name="T7" style:family="text">
      <style:text-properties officeooo:rsid="00223437"/>
    </style:style>
    <style:style style:name="T8" style:family="text">
      <style:text-properties officeooo:rsid="0022d95e"/>
    </style:style>
    <style:style style:name="T9" style:family="text">
      <style:text-properties officeooo:rsid="00274960"/>
    </style:style>
    <style:style style:name="T10" style:family="text">
      <style:text-properties officeooo:rsid="00293a6c"/>
    </style:style>
    <style:style style:name="T11" style:family="text">
      <style:text-properties officeooo:rsid="002a2802"/>
    </style:style>
    <style:style style:name="T12" style:family="text">
      <style:text-properties officeooo:rsid="002bc0d4"/>
    </style:style>
    <style:style style:name="T13" style:family="text">
      <style:text-properties officeooo:rsid="002f7666"/>
    </style:style>
    <style:style style:name="T14" style:family="text">
      <style:text-properties officeooo:rsid="00332ad4"/>
    </style:style>
    <style:style style:name="T15" style:family="text">
      <style:text-properties officeooo:rsid="0033ed7d"/>
    </style:style>
    <style:style style:name="T16" style:family="text">
      <style:text-properties officeooo:rsid="00343702"/>
    </style:style>
    <style:style style:name="T17" style:family="text">
      <style:text-properties officeooo:rsid="00358b69"/>
    </style:style>
    <style:style style:name="T18" style:family="text">
      <style:text-properties officeooo:rsid="003722bb"/>
    </style:style>
    <style:style style:name="T19" style:family="text">
      <style:text-properties officeooo:rsid="00384aec"/>
    </style:style>
    <style:style style:name="T20" style:family="text">
      <style:text-properties officeooo:rsid="00384d0a"/>
    </style:style>
    <style:style style:name="T21" style:family="text">
      <style:text-properties officeooo:rsid="00389092"/>
    </style:style>
    <style:style style:name="T22" style:family="text">
      <style:text-properties officeooo:rsid="003ab404"/>
    </style:style>
    <style:style style:name="T23" style:family="text">
      <style:text-properties officeooo:rsid="003b0ba6"/>
    </style:style>
    <style:style style:name="T24" style:family="text">
      <style:text-properties officeooo:rsid="003cb882"/>
    </style:style>
    <style:style style:name="T25" style:family="text">
      <style:text-properties officeooo:rsid="003d3a11"/>
    </style:style>
    <style:style style:name="T26" style:family="text">
      <style:text-properties officeooo:rsid="003ea1a6"/>
    </style:style>
    <style:style style:name="T27" style:family="text">
      <style:text-properties officeooo:rsid="003ea9d9"/>
    </style:style>
    <style:style style:name="T28" style:family="text">
      <style:text-properties officeooo:rsid="003f64da"/>
    </style:style>
    <style:style style:name="T29" style:family="text">
      <style:text-properties officeooo:rsid="00406880"/>
    </style:style>
    <style:style style:name="T30" style:family="text">
      <style:text-properties officeooo:rsid="0041ea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Database-free Application</text:h>
      <text:h text:style-name="P16" text:outline-level="2">Slide 1</text:h>
      <text:p text:style-name="P27"/>
      <text:p text:style-name="P27">Hi guys, my name is Ido, and I'm going to talk about Database-free application.</text:p>
      <text:p text:style-name="P28">This lecture is informative, and contain ideas, and a first of all a short story, but, please try to enjoy my humor that I added to the lecture.</text:p>
      <text:p text:style-name="P28">Oh, btw, pun, for people that does not know, means that I joke with a word that have more then one meaning …</text:p>
      <text:p text:style-name="P28"/>
      <text:p text:style-name="P28">BTW, the car at the blueprint is hiding meanings here, can you spot them ?</text:p>
      <text:p text:style-name="P28"/>
      <text:p text:style-name="P29">P.S. All of the images that can be clicked, takes for their original creator.</text:p>
      <text:h text:style-name="P16" text:outline-level="2">Slide 2</text:h>
      <text:p text:style-name="P30">As I mentioned earlier, my name is Ido, I'm an IT developer, and for some strange reason, someone decided to call it devops.</text:p>
      <text:p text:style-name="P30">I run a small business named LINESIP .</text:p>
      <text:p text:style-name="P30"/>
      <text:p text:style-name="P30">Why am I telling you about it ?</text:p>
      <text:p text:style-name="P1"><text:span text:style-name="T1">Well, </text:span><text:span text:style-name="T2">I started my business at September 2007, after a company I worked for died, and one of the company's client that I created and supported infrastructure software for, still needed it.</text:span></text:p>
      <text:p text:style-name="P31">I still support the client (that was sold to a different company, that was sold again to a bigger company).</text:p>
      <text:p text:style-name="P31"/>
      <text:p text:style-name="P32">The original code I wrote used MySQL and Java. I used to get a call almost daily, even on crazy hours, about my code stopped working, and 100% of it was due to MySQL.</text:p>
      <text:p text:style-name="P32">MySQL documented it as a feature, but as a person who works with many types of databases, well, it's a by design bug.</text:p>
      <text:p text:style-name="P32"/>
      <text:p text:style-name="P32">-----------------------------</text:p>
      <text:p text:style-name="P32">I wrote many blog posts about it in the past, but to make story short, the bug-feature thingy was, that auto increment with MySQL, unlike all other databases, is not sequence based, but memory based.</text:p>
      <text:p text:style-name="P32">So the last ID, is always saved in memory, and first loading of the database, read it from the last existed record of the table.</text:p>
      <text:p text:style-name="P32">But if you delete, all records (let's say from a queue), but store old ID value in a history table, it start clashing with existed ID.</text:p>
      <text:p text:style-name="P32">----------------------------</text:p>
      <text:p text:style-name="P32"/>
      <text:p text:style-name="P32">So following this, the client requested from me, to redesign my infrastructure to be database-free.</text:p>
      <text:p text:style-name="P32">In other words, he wanted my application to become dumb.</text:p>
      <text:p text:style-name="P32"/>
      <text:h text:style-name="P17" text:outline-level="2">Slide 3</text:h>
      <text:p text:style-name="P33">Meet James Randi, he not a dumb person, only show others how things can be dumb.</text:p>
      <text:p text:style-name="P33"/>
      <text:p text:style-name="P34">So what does it mean a dumb system ?</text:p>
      <text:p text:style-name="P2"><text:span text:style-name="T3">Well, instead of having a queue of stuff to do, imagine that you are requested to </text:span><text:span text:style-name="T4">design an </text:span><text:soft-page-break/><text:span text:style-name="T4">application that gets instructions, and it start to do it, and inform the requester (or someone who needed to know) what happening every single way, and just </text:span><text:span text:style-name="T5">report back.</text:span></text:p>
      <text:p text:style-name="P35">Sometimes even request what else to do at that location of task to be implemented.</text:p>
      <text:p text:style-name="P35"/>
      <text:h text:style-name="P18" text:outline-level="2">Slide 4</text:h>
      <text:p text:style-name="P36">But how do you do it ?</text:p>
      <text:p text:style-name="P36"/>
      <text:p text:style-name="P36">Remember that I explained that I get requests, and work on them ?</text:p>
      <text:p text:style-name="P36">* For that I need to break things into small tasks that know only specific things.</text:p>
      <text:p text:style-name="P38">Most applications try to do everything possible.</text:p>
      <text:p text:style-name="P38">You even can remember the Google approach vs your manager approach about UI design.</text:p>
      <text:p text:style-name="P37"/>
      <text:p text:style-name="P39">* When you do that, you suddenly find out that there are things that you do not really need or require, even though you thought it would be nice to have.</text:p>
      <text:p text:style-name="P3"><text:span text:style-name="T6">So you just remove a lot of FAT out of things, and make it NTFS … (joke, </text:span><text:span text:style-name="T7">fake audience laughter etc...</text:span><text:span text:style-name="T6">)</text:span></text:p>
      <text:p text:style-name="P40">Or in other words, you design small process.</text:p>
      <text:p text:style-name="P40"/>
      <text:p text:style-name="P38">How do we do that ?</text:p>
      <text:p text:style-name="P38">Well, <text:s/>start asking yourself some questions.</text:p>
      <text:p text:style-name="P38">1. What does the tool actually require to do ?</text:p>
      <text:p text:style-name="P38">2. Can something prior to it can do some of the work ?</text:p>
      <text:p text:style-name="P38">3. Can something after it can do some of the work ?</text:p>
      <text:p text:style-name="P38">4. Can you delegate some of the tasks to others to do ?</text:p>
      <text:p text:style-name="P38"><text:line-break/>Only things that remains at your side, are the tasks you need to do.</text:p>
      <text:p text:style-name="P40"/>
      <text:p text:style-name="P38">* So you might still ask, “but where is the data ?”</text:p>
      <text:p text:style-name="P38">Well, it's not about the lack of data, but lack of using a database.</text:p>
      <text:p text:style-name="P38"/>
      <text:p text:style-name="P41">Think about specific POST or GET request at a web site.</text:p>
      <text:p text:style-name="P41">Usually it's for one user, one screen, or one action. It's never about the whole users, the whole tasks etc...</text:p>
      <text:p text:style-name="P41"/>
      <text:p text:style-name="P41">So imagine that I'll provide the information for a specific task, and that's all your code can do: handle such data.</text:p>
      <text:p text:style-name="P41"/>
      <text:p text:style-name="P41">When in need, request instructions, or report statuses.</text:p>
      <text:p text:style-name="P41">But never try to access everything.</text:p>
      <text:p text:style-name="P41"/>
      <text:p text:style-name="P4"><text:span text:style-name="T8">* </text:span><text:span text:style-name="T9">We must </text:span><text:span text:style-name="T8"><text:s/></text:span><text:span text:style-name="T9">understand the PRO's and CON's of each task, design, and decision we make.</text:span></text:p>
      <text:p text:style-name="P42">This system makes everything more simplified, but it has few CONS that arriving with it.</text:p>
      <text:p text:style-name="P42">For example:</text:p>
      <text:p text:style-name="P5"><text:span text:style-name="T10"><text:s/>- You can never provide information, </text:span><text:span text:style-name="T11">un</text:span><text:span text:style-name="T10">like someone/</text:span><text:span text:style-name="T11">thing</text:span><text:span text:style-name="T10"> who store statuses and information with databases.</text:span></text:p>
      <text:p text:style-name="P5"><text:span text:style-name="T10"><text:s/>- You must handle errors and not crash on them –</text:span><text:span text:style-name="T11"> If your code crash, you missed something !</text:span></text:p>
      <text:p text:style-name="P42"><text:s/>- You must create your own protocol (data) on how to do things</text:p>
      <text:p text:style-name="P42"><text:s/>- The other side must always understand and check things you report</text:p>
      <text:p text:style-name="P41"/>
      <text:p text:style-name="P4"><text:span text:style-name="T8">* </text:span><text:span text:style-name="T12">We all know what happen to a ring that was supposed to rule them all …</text:span></text:p>
      <text:p text:style-name="P43">it got a divorce ...</text:p>
      <text:p text:style-name="P41"><text:soft-page-break/></text:p>
      <text:h text:style-name="P19" text:outline-level="2">Slide 5</text:h>
      <text:p text:style-name="P44">The could world is not the limit, or the only place to do it …</text:p>
      <text:p text:style-name="P44"/>
      <text:h text:style-name="P19" text:outline-level="2">Slide 6</text:h>
      <text:p text:style-name="P45">So why does the idea sounds very familiar some of you might ask, and others already talked about it ?</text:p>
      <text:p text:style-name="P45"/>
      <text:h text:style-name="P20" text:outline-level="2">Slide 7</text:h>
      <text:p text:style-name="P46">It has a name (that I learned only a year ago): The actor model.</text:p>
      <text:p text:style-name="P46"/>
      <text:p text:style-name="P46">At this image you can find Amy Pond – The girl who waited (for the doctor).</text:p>
      <text:p text:style-name="P46">Her name is Karen Gillan, and she is also a model …</text:p>
      <text:p text:style-name="P46"/>
      <text:p text:style-name="P47">Oh, and if you didn't knew that, shame, shame on you !</text:p>
      <text:p text:style-name="P47"/>
      <text:h text:style-name="P21" text:outline-level="2">Slide 8</text:h>
      <text:p text:style-name="P48">So what is the actor model ?</text:p>
      <text:p text:style-name="P48">I'll go to make some coffee, have a nice reading :)</text:p>
      <text:p text:style-name="P48"/>
      <text:h text:style-name="P22" text:outline-level="2">Slide 9</text:h>
      <text:p text:style-name="P6"><text:span text:style-name="T13">Just checked to see if you are </text:span><text:span text:style-name="T16">still</text:span><text:span text:style-name="T13"> awake, and follow this lecture.</text:span></text:p>
      <text:p text:style-name="P48"/>
      <text:h text:style-name="P23" text:outline-level="2">Slide 10</text:h>
      <text:p text:style-name="P49">So what is actor model ?</text:p>
      <text:p text:style-name="P49"/>
      <text:p text:style-name="P8"><text:span text:style-name="T14">Imagine a </text:span><text:span text:style-name="T15">U</text:span><text:span text:style-name="T14">nix system </text:span><text:span text:style-name="T15">(close your eyes, and imagine now)</text:span><text:span text:style-name="T14">. </text:span></text:p>
      <text:p text:style-name="P8"><text:span text:style-name="T15">Y</text:span><text:span text:style-name="T14">ou have applications such as "cat", "sort", "uniq", "head" and "tail".</text:span></text:p>
      <text:p text:style-name="P50"/>
      <text:p text:style-name="P51">Each application does one specific task:</text:p>
      <text:p text:style-name="P51"><text:s/>* cat <text:s/>- read an input and output it</text:p>
      <text:p text:style-name="P51"><text:s/>* sort - sort input and output the result</text:p>
      <text:p text:style-name="P51"><text:s/>* uniq - remove duplicate inputs and output the result</text:p>
      <text:p text:style-name="P51"><text:s/>* head - provide X numbers of input lines from start and output them</text:p>
      <text:p text:style-name="P51"><text:s/>* tail - procide X numbers of input lines from end and output them</text:p>
      <text:p text:style-name="P51"><text:s text:c="95"/></text:p>
      <text:p text:style-name="P7"><text:span text:style-name="T14">Each such command does one task, but using them all together we can do a lot of </text:span><text:span text:style-name="T17">different</text:span><text:span text:style-name="T14"> tasks.</text:span></text:p>
      <text:p text:style-name="P51"/>
      <text:h text:style-name="P24" text:outline-level="2">Slide 11</text:h>
      <text:p text:style-name="P11">There was a comedy show named Zeho-Ze at the Israeli T.V. That had a short relief (prior to the commercial days) between scenes because it was live.</text:p>
      <text:p text:style-name="P10"><text:span text:style-name="T18">One of them was of an accounting office, with a secretary and accountant (named Poptziz as last </text:span><text:soft-page-break/><text:span text:style-name="T18">name). </text:span></text:p>
      <text:p text:style-name="P10"><text:span text:style-name="T18">Every time someone have requested something from the secretary, she always used to say, “It's not for me, it's for Poptziz” </text:span><text:span text:style-name="T19">- The person in the photo.</text:span></text:p>
      <text:p text:style-name="P11">So same principle here. </text:p>
      <text:p text:style-name="P52"/>
      <text:h text:style-name="P24" text:outline-level="2">Slide 12</text:h>
      <text:p text:style-name="P53">To sum it all up:</text:p>
      <text:p text:style-name="P53"/>
      <text:p text:style-name="P53">This lecture was about a new/old way to think on applications.</text:p>
      <text:p text:style-name="P53">* I explained about breaking down a logic</text:p>
      <text:p text:style-name="P53">* Explained that the state of mind need to be: One task = One process</text:p>
      <text:p text:style-name="P9"><text:span text:style-name="T20">* The task does not store the data, but receive it </text:span><text:span text:style-name="T21">(it's your duty to think out how)</text:span></text:p>
      <text:p text:style-name="P9"><text:span text:style-name="T20">* </text:span><text:span text:style-name="T21">The task does only something that I knows how to do (you do not talk about fight club sort of repetition).</text:span></text:p>
      <text:p text:style-name="P54">* It report success and/or failure instead of dealing with the result</text:p>
      <text:p text:style-name="P54">* We call it Actor Model</text:p>
      <text:p text:style-name="P54"/>
      <text:h text:style-name="Heading_20_2" text:outline-level="2"><text:span text:style-name="T22">Slide 13</text:span></text:h>
      <text:p text:style-name="P12"><text:span text:style-name="T22">You are such a cool audience, you probably ask nicely for a real example on how to use it.</text:span></text:p>
      <text:p text:style-name="P12"><text:span text:style-name="T22"/></text:p>
      <text:h text:style-name="Heading_20_2" text:outline-level="2"><text:span text:style-name="T22">Slide 14</text:span></text:h>
      <text:p text:style-name="P13"><text:span text:style-name="T23">If you don't like cars, then sucks to be you …</text:span></text:p>
      <text:p text:style-name="P13"><text:span text:style-name="T23"/></text:p>
      <text:h text:style-name="Heading_20_2" text:outline-level="2"><text:span text:style-name="T23">Slide 15</text:span></text:h>
      <text:p text:style-name="P14"><text:span text:style-name="T24">* A car actually can be broken to many systems all around.</text:span></text:p>
      <text:p text:style-name="P14"><text:span text:style-name="T24">Let's take a look on two of such big systems:</text:span></text:p>
      <text:p text:style-name="P14"><text:span text:style-name="T24">A car engine, and starring wheel or wheels in general.</text:span></text:p>
      <text:p text:style-name="P54"/>
      <text:p text:style-name="P55"><text:span text:style-name="T24">* Engine and a car do different actions. They don't have any connections between the two, unless you use more systems to connect the two.</text:span></text:p>
      <text:p text:style-name="P55"><text:span text:style-name="T24"/></text:p>
      <text:p text:style-name="P55"><text:span text:style-name="T24">* It means that an engine does not know a thing about any type of wheel exists in the car.</text:span></text:p>
      <text:p text:style-name="P55"><text:span text:style-name="T24">And the other way around – The wheel does not know nothing about the engine.</text:span></text:p>
      <text:p text:style-name="P55"><text:span text:style-name="T24"/></text:p>
      <text:p text:style-name="P55"><text:span text:style-name="T24">* A wheel can be moved without an engine</text:span></text:p>
      <text:p text:style-name="P55"><text:span text:style-name="T24"/></text:p>
      <text:p text:style-name="P55"><text:span text:style-name="T24">* The engine can work without the wheels</text:span></text:p>
      <text:p text:style-name="P55"><text:span text:style-name="T24"/></text:p>
      <text:p text:style-name="P55"><text:span text:style-name="T24">* And they both created with many other objects inside of them</text:span></text:p>
      <text:p text:style-name="P55"><text:span text:style-name="T24"/></text:p>
      <text:p text:style-name="P55"><text:span text:style-name="T24">* But the bottom line is, that people who makes wheels including starring wheel, </text:span><text:span text:style-name="T25">does not care a damn thing about engines in their work. They focus themselves at the wheel, not on making it work </text:span><text:soft-page-break/><text:span text:style-name="T25">with the engine .</text:span></text:p>
      <text:p text:style-name="P55"><text:span text:style-name="T25"/></text:p>
      <text:h text:style-name="Heading_20_2" text:outline-level="2"><text:span text:style-name="T25">Slide 16</text:span></text:h>
      <text:p text:style-name="P57"><text:span text:style-name="T26">The idea of the code is to break think apart, while the last code try to glue things together some how.</text:span></text:p>
      <text:p text:style-name="P57"><text:span text:style-name="T26"/></text:p>
      <text:p text:style-name="P58"><text:span text:style-name="T27">The glue can be a web service, two different processes, etc... but the code of the engine works regarding the engine.</text:span></text:p>
      <text:p text:style-name="P58"><text:span text:style-name="T27">The code of the wheel is only regarding to the wheel.</text:span></text:p>
      <text:p text:style-name="P58"><text:span text:style-name="T27"/></text:p>
      <text:h text:style-name="Heading_20_2" text:outline-level="2"><text:span text:style-name="T27">Slide 17</text:span></text:h>
      <text:p text:style-name="P59"><text:span text:style-name="T28">If you still asking about the data itself, then, the main “car” code handles it. It sends the required data of a specific thing to the proper module, but not everything.</text:span></text:p>
      <text:p text:style-name="P56"><text:span text:style-name="T25"/></text:p>
      <text:h text:style-name="Heading_20_2" text:outline-level="2"><text:span text:style-name="T30">Slide 18</text:span></text:h>
      <text:p text:style-name="P15"><text:span text:style-name="T30">I hope that now you understand the idea and concept. </text:span></text:p>
      <text:p text:style-name="P15"><text:span text:style-name="T30"/></text:p>
      <text:h text:style-name="P25" text:outline-level="2">Slide <text:span text:style-name="T29">1</text:span><text:span text:style-name="T30">9</text:span></text:h>
      <text:p text:style-name="P60">Questions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7T21:13:13</meta:creation-date>
    <dc:date>2013-01-31T15:44:59</dc:date>
    <meta:editing-duration>PT4H20M16S</meta:editing-duration>
    <meta:editing-cycles>45</meta:editing-cycles>
    <meta:generator>LibreOffice/3.6$Linux_X86_64 LibreOffice_project/360m1$Build-2</meta:generator>
    <meta:document-statistic meta:table-count="0" meta:image-count="0" meta:object-count="0" meta:page-count="5" meta:paragraph-count="124" meta:word-count="1567" meta:character-count="8154" meta:non-whitespace-character-count="6598"/>
  </office:meta>
</office:document-meta>
</file>